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7827" officeooo:paragraph-rsid="001e7827"/>
    </style:style>
    <style:style style:name="T1" style:family="text">
      <style:text-properties officeooo:rsid="001ec5e7"/>
    </style:style>
    <style:style style:name="T2" style:family="text">
      <style:text-properties officeooo:rsid="001ef2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arn more about:</text:p>
      <text:p text:style-name="P1">- <text:span text:style-name="T1">knn</text:span></text:p>
      <text:p text:style-name="P1">- <text:span text:style-name="T1">distances</text:span></text:p>
      <text:p text:style-name="P1">- regularization</text:p>
      <text:p text:style-name="P1">- outliers</text:p>
      <text:p text:style-name="P1">- support vectors</text:p>
      <text:p text:style-name="P1">- gradient boosting</text:p>
      <text:p text:style-name="P1">- <text:span text:style-name="T2">one hot encoding vs binning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8T14:10:02.150582476</meta:creation-date>
    <meta:generator>LibreOffice/7.3.7.2$Linux_X86_64 LibreOffice_project/30$Build-2</meta:generator>
    <dc:date>2023-05-08T15:12:11.408858532</dc:date>
    <meta:editing-duration>PT8M30S</meta:editing-duration>
    <meta:editing-cycles>1</meta:editing-cycles>
    <meta:document-statistic meta:table-count="0" meta:image-count="0" meta:object-count="0" meta:page-count="1" meta:paragraph-count="8" meta:word-count="23" meta:character-count="124" meta:non-whitespace-character-count="109"/>
  </office:meta>
</office:document-meta>
</file>